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2000000258B0456710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12.45cm"/>
    </style:style>
    <style:style style:name="gr4" style:family="graphic" style:parent-style-name="standard">
      <style:graphic-properties draw:stroke="none" draw:fill="none" fo:min-height="9.275cm"/>
    </style:style>
    <style:style style:name="gr5" style:family="graphic" style:parent-style-name="standard">
      <style:graphic-properties draw:stroke="none" draw:fill="none" fo:min-height="5.465cm"/>
    </style:style>
    <style:style style:name="gr6" style:family="graphic" style:parent-style-name="standard">
      <style:graphic-properties draw:stroke="none" draw:fill="none" fo:min-height="11.18cm"/>
    </style:style>
    <style:style style:name="gr7" style:family="graphic" style:parent-style-name="standard">
      <style:graphic-properties draw:stroke="none" draw:fill="none" fo:min-height="2.925cm"/>
    </style:style>
    <style:style style:name="pr1" style:family="presentation" style:parent-style-name="keyboard-title">
      <style:graphic-properties fo:min-height="3.256cm"/>
    </style:style>
    <style:style style:name="pr2" style:family="presentation" style:parent-style-name="keyboard-subtitle">
      <style:graphic-properties draw:fill-color="#ffffff" fo:min-height="15.092cm"/>
    </style:style>
    <style:style style:name="pr3" style:family="presentation" style:parent-style-name="keyboard-notes">
      <style:graphic-properties draw:fill-color="#ffffff" draw:auto-grow-height="true" fo:min-height="12.573cm"/>
    </style:style>
    <style:style style:name="pr4" style:family="presentation" style:parent-style-name="keyboard-title">
      <style:graphic-properties draw:auto-grow-height="true" fo:min-height="3.507cm"/>
    </style:style>
    <style:style style:name="pr5" style:family="presentation" style:parent-style-name="keyboard-notes">
      <style:graphic-properties draw:fill-color="#ffffff" fo:min-height="12.322cm"/>
    </style:style>
    <style:style style:name="P1" style:family="paragraph">
      <style:text-properties fo:font-family="LMMono10" style:font-pitch="fixed" fo:font-size="12pt" style:font-size-asian="12pt" style:font-size-complex="12pt"/>
    </style:style>
    <style:style style:name="P2" style:family="paragraph">
      <style:text-properties fo:font-family="LMMono10" style:font-pitch="fixed" fo:font-size="14pt" style:font-size-asian="14pt" style:font-size-complex="14pt"/>
    </style:style>
    <style:style style:name="P3" style:family="paragraph">
      <style:text-properties fo:font-family="LMMono10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draw:frame presentation:style-name="pr1" draw:layer="layout" svg:width="23.199cm" svg:height="3.256cm" svg:x="2.301cm" svg:y="2.119cm" presentation:class="title">
          <draw:text-box>
            <text:p>Exercício Lógica</text:p>
          </draw:text-box>
        </draw:frame>
        <draw:frame presentation:style-name="pr2" draw:layer="layout" svg:width="23cm" svg:height="15.092cm" svg:x="2.5cm" svg:y="6.125cm" presentation:class="subtitle">
          <draw:text-box>
            <text:p>Passo a passo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9">
        <draw:frame presentation:style-name="pr4" draw:layer="layout" svg:width="23.199cm" svg:height="3.507cm" svg:x="2.301cm" svg:y="1.994cm" presentation:class="title">
          <draw:text-box>
            <text:p>Definindo as variáveis</text:p>
          </draw:text-box>
        </draw:frame>
        <draw:frame draw:style-name="gr2" draw:text-style-name="P1" draw:layer="layout" svg:width="8.89cm" svg:height="13.859cm" svg:x="2.54cm" svg:y="4.445cm">
          <draw:text-box>
            <text:p text:style-name="P1"><text:s text:c="4"/>cd_produto a(3)</text:p>
            <text:p text:style-name="P1"><text:s text:c="4"/>ds_produto a(64)</text:p>
            <text:p text:style-name="P1"><text:s text:c="4"/>ic_novo_produto a(3)</text:p>
            <text:p text:style-name="P1"/>
            <text:p text:style-name="P1"><text:s text:c="4"/>nr_temp_entrada n(3,2)</text:p>
            <text:p text:style-name="P1"><text:s text:c="4"/>nr_dia_entrada n(2,0)</text:p>
            <text:p text:style-name="P1"><text:s text:c="4"/>nr_mes_entrada n(2,0)</text:p>
            <text:p text:style-name="P1"><text:s text:c="4"/>nr_ano_entrada n(2,0)</text:p>
            <text:p text:style-name="P1"><text:s text:c="4"/>nr_hora_entrada n(2,0)</text:p>
            <text:p text:style-name="P1"><text:s text:c="4"/>nr_min_entrada n(2,0)</text:p>
            <text:p text:style-name="P1"/>
            <text:p text:style-name="P1"><text:s text:c="4"/>nr_dia_retirada n(2,0)</text:p>
            <text:p text:style-name="P1"><text:s text:c="4"/>nr_mes_retirada n(2,0)</text:p>
            <text:p text:style-name="P1"><text:s text:c="4"/>nr_ano_retirada n(2,0)</text:p>
            <text:p text:style-name="P1"><text:s text:c="4"/>nr_hora_retirada n(2,0)</text:p>
            <text:p text:style-name="P1"><text:s text:c="4"/>nr_min_retirada n(2,0)</text:p>
            <text:p text:style-name="P1"/>
            <text:p text:style-name="P1"><text:s text:c="4"/>nr_tempo_retirada n(3,0)</text:p>
            <text:p text:style-name="P1"><text:s text:c="4"/>nr_tempo_temp_eq_80 n(3,0)</text:p>
            <text:p text:style-name="P1"><text:s text:c="4"/>nr_tempo_temp_eq_120 n(3,0)</text:p>
            <text:p text:style-name="P1"><text:s text:c="4"/>nr_tempo_temp_gt_120 n(3,0)</text:p>
            <text:p text:style-name="P1"><text:s text:c="4"/>nr_dia_limite n(2,0)</text:p>
            <text:p text:style-name="P1"/>
            <text:p text:style-name="P1"><text:s text:c="4"/>ic_novo_produto = 'sim'</text:p>
          </draw:text-box>
        </draw:frame>
        <draw:frame draw:style-name="gr2" draw:layer="layout" svg:width="12.065cm" svg:height="6.65cm" svg:x="13.97cm" svg:y="4.78cm">
          <draw:text-box>
            <text:p>Declaramos nesta área todas as variáveis necessárias, tais como:</text:p>
            <text:p>* codigo e descricao do produto</text:p>
            <text:p>* data e horário de entrada</text:p>
            <text:p>* temperatura de preparo</text:p>
            <text:p>* tempo para retirada</text:p>
            <text:p>* data e horário de saída</text:p>
            <text:p>Por fim inicializa-mos a variável de novo produto com o valor 'sim'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Validando entrada de novo produto</text:p>
          </draw:text-box>
        </draw:frame>
        <draw:frame draw:style-name="gr2" draw:text-style-name="P2" draw:layer="layout" svg:width="10.16cm" svg:height="3.556cm" svg:x="2.54cm" svg:y="5.715cm">
          <draw:text-box>
            <text:p text:style-name="P2"><text:s text:c="4"/>enquanto ic_novo_produto == 'sim'</text:p>
            <text:p text:style-name="P2"><text:s text:c="8"/>.</text:p>
            <text:p text:style-name="P2"><text:s text:c="8"/>.</text:p>
            <text:p text:style-name="P2"><text:s text:c="8"/>.</text:p>
            <text:p text:style-name="P2"><text:s text:c="4"/>fim equanto</text:p>
          </draw:text-box>
        </draw:frame>
        <draw:frame draw:style-name="gr2" draw:layer="layout" svg:width="12.065cm" svg:height="3.095cm" svg:x="13.97cm" svg:y="5.715cm">
          <draw:text-box>
            <text:p>Para validar a entrada de um novo produto, colocamos todo o código, após a definição das variáveis, dentro de um laço 'enquanto'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9">
        <draw:frame presentation:style-name="pr1" draw:layer="layout" svg:width="23.199cm" svg:height="3.256cm" svg:x="2.301cm" svg:y="2.119cm" presentation:class="title">
          <draw:text-box>
            <text:p>Validando entrada do produto</text:p>
          </draw:text-box>
        </draw:frame>
        <draw:frame draw:style-name="gr3" draw:text-style-name="P1" draw:layer="layout" svg:width="12.037cm" svg:height="12.725cm" svg:x="2.54cm" svg:y="5.69cm">
          <draw:text-box>
            <text:p text:style-name="P1">.codigo_produto</text:p>
            <text:p text:style-name="P1">entrar('Produto: ' cd_produto)</text:p>
            <text:p text:style-name="P1"/>
            <text:p text:style-name="P1">se cd_produto == 'BR1'</text:p>
            <text:p text:style-name="P1"><text:s text:c="4"/>então</text:p>
            <text:p text:style-name="P1"><text:s text:c="8"/>ds_produto = 'Broa de milho'</text:p>
            <text:p text:style-name="P1"><text:s text:c="8"/>nr_tempo_temp_eq_80 = 120</text:p>
            <text:p text:style-name="P1"><text:s text:c="8"/>nr_tempo_temp_eq_120 = 50</text:p>
            <text:p text:style-name="P1"><text:s text:c="8"/>nr_tempo_temp_gt_120 = 30</text:p>
            <text:p text:style-name="P1">senão se cd_produto == 'BR2'</text:p>
            <text:p text:style-name="P1"><text:s text:c="4"/>então</text:p>
            <text:p text:style-name="P1"><text:s text:c="8"/>ds_produto = 'Broa de fubá'</text:p>
            <text:p text:style-name="P1"><text:s text:c="8"/>nr_tempo_temp_eq_80 = 80</text:p>
            <text:p text:style-name="P1"><text:s text:c="8"/>nr_tempo_temp_eq_120 = 40</text:p>
            <text:p text:style-name="P1"><text:s text:c="8"/>nr_tempo_temp_gt_120 = 20</text:p>
            <text:p text:style-name="P1"><text:s text:c="4"/>.</text:p>
            <text:p text:style-name="P1"><text:s text:c="4"/>.</text:p>
            <text:p text:style-name="P1"><text:s text:c="4"/>.</text:p>
            <text:p text:style-name="P1"><text:s text:c="4"/>senão </text:p>
            <text:p text:style-name="P1"><text:s text:c="8"/>mostrar('Produto não cadastrado!!!')</text:p>
            <text:p text:style-name="P1"><text:s text:c="8"/>vá para .codigo_produto</text:p>
            <text:p text:style-name="P1">fim se</text:p>
          </draw:text-box>
        </draw:frame>
        <draw:frame draw:style-name="gr2" draw:layer="layout" svg:width="12.065cm" svg:height="7.361cm" svg:x="13.97cm" svg:y="5.715cm">
          <draw:text-box>
            <text:p>Entramos com o código do produto e realizamos a validação, verificando se este é um produto que está cadastrado, para tal, colocamos o código do produto numa série de condiçoes 'se não' e obtemos a descrição do produto, bem como os tempos de retirada para cada temperatura (&lt;=80, &lt;=120 e &gt;120).</text:p>
            <text:p>Caso o produto não esteja cadastrado daremos um alerta ao usuário.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da temperatura de preparo</text:p>
          </draw:text-box>
        </draw:frame>
        <draw:frame draw:style-name="gr4" draw:text-style-name="P1" draw:layer="layout" svg:width="12.181cm" svg:height="9.525cm" svg:x="2.424cm" svg:y="5.715cm">
          <draw:text-box>
            <text:p text:style-name="P1">.temperatura_preparo</text:p>
            <text:p text:style-name="P1">entrar('Temperatura: ' nr_temp_entrada)</text:p>
            <text:p text:style-name="P1"/>
            <text:p text:style-name="P1">se nr_temp_entrada &lt; 1</text:p>
            <text:p text:style-name="P1"><text:s text:c="4"/>então</text:p>
            <text:p text:style-name="P1"><text:s text:c="8"/>mostrar('Temperatura deve ser de pelo 1°C!')</text:p>
            <text:p text:style-name="P1"><text:s text:c="8"/>vá para .temperatura_preparo</text:p>
            <text:p text:style-name="P1">senão se nr_temp_entrada &lt;= 80</text:p>
            <text:p text:style-name="P1"><text:s text:c="4"/>então</text:p>
            <text:p text:style-name="P1"><text:s text:c="8"/>nr_tempo_retirada = nr_tempo_temp_eq_80</text:p>
            <text:p text:style-name="P1">senão se nr_temp_entrada &lt;= 120</text:p>
            <text:p text:style-name="P1"><text:s text:c="4"/>então</text:p>
            <text:p text:style-name="P1"><text:s text:c="8"/>nr_tempo_retirada = nr_tempo_temp_eq_120</text:p>
            <text:p text:style-name="P1"><text:s text:c="4"/>senão</text:p>
            <text:p text:style-name="P1"><text:s text:c="8"/>nr_tempo_retirada = nr_tempo_temp_gt_120</text:p>
            <text:p text:style-name="P1">fim se</text:p>
          </draw:text-box>
        </draw:frame>
        <draw:frame draw:style-name="gr2" draw:layer="layout" svg:width="12.065cm" svg:height="5.939cm" svg:x="13.97cm" svg:y="5.715cm">
          <draw:text-box>
            <text:p>O usuário fornece a temperatura de preparo e validamos para que esta não seja inferior a 1 grau.</text:p>
            <text:p>Caso a temperatura seja válida, preenchemos o tempo de retirado, com base na temperatura e nos valores que preenchemos quando validamos a entrada do produto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e validação de data de entrada (I)</text:p>
          </draw:text-box>
        </draw:frame>
        <draw:frame draw:style-name="gr5" draw:text-style-name="P1" draw:layer="layout" svg:width="12.935cm" svg:height="5.715cm" svg:x="2.305cm" svg:y="5.715cm">
          <draw:text-box>
            <text:p text:style-name="P1">.data_entrada</text:p>
            <text:p text:style-name="P1">entrar('Data enfornamento: ' nr_dia_entrada '/' nr_mes_entrada '/' nr_ano_entrada)</text:p>
            <text:p text:style-name="P1"/>
            <text:p text:style-name="P1">se nr_ano_entrada &lt; 0</text:p>
            <text:p text:style-name="P1"><text:s text:c="4"/>então</text:p>
            <text:p text:style-name="P1"><text:s text:c="8"/>mostrar('Ano não pode ser negativo!')</text:p>
            <text:p text:style-name="P1"><text:s text:c="8"/>vá para .data_entrada</text:p>
            <text:p text:style-name="P1">fim se</text:p>
          </draw:text-box>
        </draw:frame>
        <draw:frame draw:style-name="gr2" draw:layer="layout" svg:width="12.065cm" svg:height="3.095cm" svg:x="13.971cm" svg:y="5.716cm">
          <draw:text-box>
            <text:p>O usuário fornece a data de entrada do produto no forno e iniciamos o processo de validação verificando se o ano não é negativo.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e validação de data de entrada (II)</text:p>
          </draw:text-box>
        </draw:frame>
        <draw:frame draw:style-name="gr6" draw:text-style-name="P3" draw:layer="layout" svg:width="12.842cm" svg:height="11.591cm" svg:x="2.398cm" svg:y="5.715cm">
          <draw:text-box>
            <text:p text:style-name="P3">se nr_mes_entrada &lt; 1 ou nr_mes_entrada &gt; 12</text:p>
            <text:p text:style-name="P3"><text:s text:c="4"/>então</text:p>
            <text:p text:style-name="P3"><text:s text:c="8"/>mostrar('Mês incorreto!')</text:p>
            <text:p text:style-name="P3"><text:s text:c="8"/>vá para .data_entrada</text:p>
            <text:p text:style-name="P3">senão se nr_mes_entrada == 2</text:p>
            <text:p text:style-name="P3"><text:s text:c="4"/>se nr_ano_entrada % 4 == 0</text:p>
            <text:p text:style-name="P3"><text:s text:c="8"/>então</text:p>
            <text:p text:style-name="P3"><text:s text:c="12"/>nr_dia_limite = 29</text:p>
            <text:p text:style-name="P3"><text:s text:c="8"/>senão</text:p>
            <text:p text:style-name="P3"><text:s text:c="12"/>nr_dia_limite = 28</text:p>
            <text:p text:style-name="P3"><text:s text:c="4"/>fim se</text:p>
            <text:p text:style-name="P3">senão se nr_mes_entrada == 1 || nr_mes_entrada == 3</text:p>
            <text:p text:style-name="P3"><text:s text:c="8"/>|| nr_mes_entrada == 5 || nr_mes_entrada == 7</text:p>
            <text:p text:style-name="P3"><text:s text:c="8"/>|| nr_mes_entrada == 8 || nr_mes_entrada == 11</text:p>
            <text:p text:style-name="P3"><text:s text:c="8"/>|| nr_mes_entrada == 12</text:p>
            <text:p text:style-name="P3"><text:s text:c="4"/>então</text:p>
            <text:p text:style-name="P3"><text:s text:c="8"/>nr_dia_limite = 31</text:p>
            <text:p text:style-name="P3"><text:s text:c="4"/>senão</text:p>
            <text:p text:style-name="P3"><text:s text:c="8"/>nr_dia_limite = 30</text:p>
            <text:p text:style-name="P3">fim se</text:p>
          </draw:text-box>
        </draw:frame>
        <draw:frame draw:style-name="gr2" draw:layer="layout" svg:width="12.065cm" svg:height="5.939cm" svg:x="13.972cm" svg:y="5.717cm">
          <draw:text-box>
            <text:p>Continuamos a validação da data, verificando se o mês é valido.</text:p>
            <text:p>Caso o mês esteja ok, preenchemos o último dia do mês, deve-se notar o mês de fevereiro, para verificar se o ano é bissexto, obtemos o resto da divisão do ano por 4 (ano % 4) e avaliamos se este é igual a zero.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9">
        <draw:frame presentation:style-name="pr1" draw:layer="layout" svg:width="23.199cm" svg:height="3.473cm" svg:x="2.301cm" svg:y="2.011cm" presentation:class="title" presentation:user-transformed="true">
          <draw:text-box>
            <text:p>Entrada e validação de data de entrada (III)</text:p>
          </draw:text-box>
        </draw:frame>
        <draw:frame draw:style-name="gr7" draw:text-style-name="P3" draw:layer="layout" svg:width="12.842cm" svg:height="3.175cm" svg:x="2.54cm" svg:y="5.715cm">
          <draw:text-box>
            <text:p text:style-name="P3">se nr_dia_entrada &lt; 1 ou nr_dia_entrada &gt; nr_dia_limite</text:p>
            <text:p text:style-name="P3"><text:s text:c="4"/>então</text:p>
            <text:p text:style-name="P3"><text:s text:c="8"/>mostrar('Dia inválido!')</text:p>
            <text:p text:style-name="P3"><text:s text:c="8"/>vá para .data_entrada</text:p>
            <text:p text:style-name="P3">fim se</text:p>
          </draw:text-box>
        </draw:frame>
        <draw:frame draw:style-name="gr2" draw:layer="layout" svg:width="12.065cm" svg:height="2.384cm" svg:x="13.97cm" svg:y="6.761cm">
          <draw:text-box>
            <text:p>Por fim verificamos se o dia está dentro dos limites, ou seja é &gt;= 1 e &lt;= último dia do mês, obtido no passo anterior.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withspiral" xlink:href="Pictures/100000000000032000000258B0456710.png" xlink:type="simple" xlink:show="embed" xlink:actuate="onLoad"/>
    <draw:fill-image draw:name="forest" xlink:href="Pictures/10000000000003200000025830674ED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forest" style:repeat="stretch"/>
    </style:style>
    <style:style style:name="Mdp6" style:family="drawing-page">
      <style:drawing-page-properties draw:background-size="border" draw:fill="bitmap" draw:fill-image-name="ashapes6" style:repeat="stretch"/>
    </style:style>
    <style:style style:name="Mdp7" style:family="drawing-page">
      <style:drawing-page-properties draw:background-size="border" draw:fill="bitmap" draw:fill-image-name="tunnel_5f_box" draw:fill-image-width="0cm" draw:fill-image-height="0cm"/>
    </style:style>
    <style:style style:name="Mdp8" style:family="drawing-page">
      <style:drawing-page-properties draw:background-size="border" draw:fill="bitmap" draw:fill-image-name="winteraletsch" style:repeat="stretch"/>
    </style:style>
    <style:style style:name="Mdp9" style:family="drawing-page">
      <style:drawing-page-properties draw:background-size="border" draw:fill="bitmap" draw:fill-image-name="keyboard_5f_lay" style:repeat="stretch"/>
    </style:style>
    <style:style style:name="Mdp10" style:family="drawing-page">
      <style:drawing-page-properties draw:background-size="border" draw:fill="bitmap" draw:fill-image-name="bluewithspiral" draw:fill-image-width="0cm" draw:fill-image-height="0cm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tunnel-title">
      <style:graphic-properties draw:fill-color="#ffffff" draw:auto-grow-height="false" fo:min-height="3.507cm"/>
    </style:style>
    <style:style style:name="Mpr20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5.342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5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6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6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7">
      <draw:frame presentation:style-name="Mpr19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8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9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9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10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30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ao Dubas</meta:initial-creator>
    <meta:creation-date>2010-05-31T11:58:12</meta:creation-date>
    <meta:editing-duration>PT00H04M31S</meta:editing-duration>
    <meta:editing-cycles>2</meta:editing-cycles>
    <dc:date>2010-05-31T12:48:48</dc:date>
    <dc:creator>Joao Dubas</dc:creator>
    <meta:document-statistic meta:object-count="181"/>
    <meta:generator>OpenOffice.org/3.2$Linux OpenOffice.org_project/320m12$Build-9483</meta:generator>
  </office:meta>
</office:document-meta>
</file>